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59cf2" officeooo:paragraph-rsid="00059cf2"/>
    </style:style>
    <style:style style:name="P2" style:family="paragraph" style:parent-style-name="Standard">
      <style:text-properties fo:language="pt" fo:country="PT" officeooo:rsid="0006fae6" officeooo:paragraph-rsid="0006fae6"/>
    </style:style>
    <style:style style:name="P3" style:family="paragraph" style:parent-style-name="Standard">
      <style:text-properties fo:language="pt" fo:country="PT" officeooo:rsid="0006fae6" officeooo:paragraph-rsid="0007d4ec"/>
    </style:style>
    <style:style style:name="P4" style:family="paragraph" style:parent-style-name="Standard">
      <style:text-properties fo:language="pt" fo:country="PT" officeooo:rsid="0007d4ec" officeooo:paragraph-rsid="0007d4ec"/>
    </style:style>
    <style:style style:name="P5" style:family="paragraph" style:parent-style-name="Standard">
      <style:text-properties fo:language="pt" fo:country="PT" officeooo:rsid="0008afb2" officeooo:paragraph-rsid="0008afb2"/>
    </style:style>
    <style:style style:name="P6" style:family="paragraph">
      <style:paragraph-properties fo:text-align="center"/>
    </style:style>
    <style:style style:name="T1" style:family="text">
      <style:text-properties officeooo:rsid="0006fae6"/>
    </style:style>
    <style:style style:name="T2" style:family="text">
      <style:text-properties officeooo:rsid="0007d4e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lização <text:s/>do banco de dados ZAPFARMA</text:p>
      <text:p text:style-name="P1"/>
      <text:p text:style-name="P1">Como discutido via skype com DOUGLAS E ERICK. Para o começo vamos apenas fazer uma busca de palavras chaves de remédios ou <text:span text:style-name="T1">principio</text:span> <text:span text:style-name="T1">ativo</text:span>, para busca de uma variedade de remédios e seus genéricos.</text:p>
      <text:p text:style-name="P4">Utilizando MYSQL para guardar as informações em tabelas simples para buscas simples.</text:p>
      <text:p text:style-name="P1"/>
      <text:p text:style-name="P1"><draw:custom-shape text:anchor-type="paragraph" draw:z-index="8" draw:style-name="gr2" svg:width="0.4898in" svg:height="1.0213in" svg:x="0.8583in" svg:y="5.667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style-name="gr2" svg:width="1.198in" svg:height="0.5106in" svg:x="2.5665in" svg:y="4.92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189in" svg:height="1.3752in" svg:x="4.7228in" svg:y="2.625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style-name="gr2" svg:width="1.5213in" svg:height="0.5315in" svg:x="2.4311in" svg:y="1.542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style-name="gr1" svg:width="2.448in" svg:height="1.5106in" svg:x="0.0354in" svg:y="6.9382in"><text:p><text:tab/>Montar resultado da busca</text:p><text:p><text:tab/>Na mesma pagina ou TELA</text:p><text:p><text:tab/>No caso do aplicativo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1" svg:width="2.6358in" svg:height="1.3441in" svg:x="-0.0165in" svg:y="4.0945in"><text:p>Retornar dados da <text:s/>busca </text:p><text:p>como JSON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" draw:style-name="gr1" svg:width="2.1358in" svg:height="1.948in" svg:x="4.0043in" svg:y="4.0945in"><text:p>Buscar remédios e seus</text:p><text:p>Genéricos correspondentes</text:p><text:p/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text:anchor-type="paragraph" draw:z-index="1" draw:style-name="gr1" draw:text-style-name="P6" svg:width="2.3858in" svg:height="1.6461in" svg:x="4.0146in" svg:y="0.8756in"><text:p text:style-name="P6">Passar para o webservice</text:p><text:p text:style-name="P6">a busca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0" draw:style-name="gr1" draw:text-style-name="P6" svg:width="1.948in" svg:height="1.7295in" svg:x="0.2854in" svg:y="0.8547in"><text:p text:style-name="P6">Busca por por palavra chave</text:p><text:p text:style-name="P6">De remédio ou</text:p><text:p text:style-name="P6">De principio ativo</text:p><draw:enhanced-geometry svg:viewBox="0 0 21600 21600" draw:glue-points="10800 0 0 10800 10800 21600 21600 10800" draw:type="flowchart-process" draw:enhanced-path="M 0 0 L 21600 0 21600 21600 0 21600 0 0 Z N"/></draw:custom-shape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Esquema simples do que deve acontecer nesse começo de projeto.</text:p>
      <text:p text:style-name="P2"/>
      <text:p text:style-name="P2">Penso que devemos ter 2 tabelas de cadastros e 1 tabela de referência</text:p>
      <text:p text:style-name="P2"/>
      <text:p text:style-name="P2">Dessas 2 tabelas de cadastro, 1 para remédios outra para genéricos. Poderiamos fazer tudo na mesma tabela, mas teriamos uma super tabela e busca poderia ser mais demorada.</text:p>
      <text:p text:style-name="P2"/>
      <text:p text:style-name="P2">Como não tenho as tabelas que o DOUGLAS falou que tem sobre os remedios e os genericos. Aqui um esquema bem simples, apenas como modelo para a idealização da busca.</text:p>
      <text:p text:style-name="P2"/>
      <text:p text:style-name="P2">TABLE REMEDIO{</text:p>
      <text:p text:style-name="P2"><text:tab/>re_id: int(11); PRIMARY</text:p>
      <text:p text:style-name="P2"><text:tab/>re_nome</text:p>
      <text:p text:style-name="P2"><text:tab/>re_principio_ativo</text:p>
      <text:p text:style-name="P5"><text:tab/>re_trata_sintomas</text:p>
      <text:p text:style-name="P2">};</text:p>
      <text:p text:style-name="P2"/>
      <text:p text:style-name="P2">TABLE GENETICO{</text:p>
      <text:p text:style-name="P2"><text:tab/>ge_id: int(11); PRIMARY</text:p>
      <text:p text:style-name="P2"><text:tab/>ge_nome</text:p>
      <text:p text:style-name="P2"><text:tab/>ge_principio_ativo</text:p>
      <text:p text:style-name="P5"><text:tab/>ge_trata_sintomas</text:p>
      <text:p text:style-name="P2">};</text:p>
      <text:p text:style-name="P2"/>
      <text:p text:style-name="P2">TABLE REMEDIO_GENERICO{</text:p>
      <text:p text:style-name="P2"><text:tab/>re_id </text:p>
      <text:p text:style-name="P2"><text:tab/>ge_id</text:p>
      <text:p text:style-name="P2">}; re_id+ge_id UNIQUE;</text:p>
      <text:p text:style-name="P2"/>
      <text:p text:style-name="P2"/>
      <text:p text:style-name="P2">Iremos guardar a referência de remédio e genérico pelo principio ativo? </text:p>
      <text:p text:style-name="P2">1 remédio pode ter varios outros similares e varios outros genericos?</text:p>
      <text:p text:style-name="P2">1 generico pode ter varios outros genericos similares?</text:p>
      <text:p text:style-name="P2"/>
      <text:p text:style-name="P2">TABLE REMEDIO_SIMILAR{</text:p>
      <text:p text:style-name="P2"><text:tab/>re_id</text:p>
      <text:p text:style-name="P2"><text:tab/>re_id2</text:p>
      <text:p text:style-name="P2">}; <text:span text:style-name="T2">re_id+re_id2 UNIQUE;</text:span></text:p>
      <text:p text:style-name="P2"/>
      <text:p text:style-name="P3">TABLE <text:span text:style-name="T2">GENERICO</text:span>_SIMILAR{</text:p>
      <text:p text:style-name="P3"><text:tab/><text:span text:style-name="T2">ge</text:span>_id</text:p>
      <text:p text:style-name="P3"><text:tab/><text:span text:style-name="T2">g</text:span>e_id2</text:p>
      <text:p text:style-name="P3">}; <text:span text:style-name="T2">ge_id+ge_id2 UNIQUE;</text:span></text:p>
      <text:p text:style-name="P2"/>
      <text:p text:style-name="P2"/>
      <text:p text:style-name="P4">Uma busca simples por um remedio X retornando seus similares e seus genericos. Este tipo de busca que queremos para o começo da aplicação.</text:p>
      <text:p text:style-name="P4"/>
      <text:p text:style-name="P4"><text:soft-page-break/>Não sei qual esquema vocês querem adotar. Mas posso dar inicio a uma aplicação para web bem simples e mostrar essa busca inicial. Depois podemos montar um aplicativo simples que converse com essa aplicação WEB.</text:p>
      <text:p text:style-name="P4"/>
      <text:p text:style-name="P4">Além da busca antes teriamos que cadastrar os remedios e os genericos. Cadastrar a referencia do generico com os remedios e cadatrar as referencia de remédios similares e genéricos similares.</text:p>
      <text:p text:style-name="P4">Claro devemos poder excluir qualquer referencia caso esteja errado. </text:p>
      <text:p text:style-name="P4">Isso deveria ser feito ou dados já produzidos ou por algum farmaceitico ou especialista.</text:p>
      <text:p text:style-name="P4"/>
      <text:p text:style-name="P4">Bom é isso o que tenho em mente.</text:p>
      <text:p text:style-name="P4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0:29:30.719927790</meta:creation-date>
    <dc:date>2015-08-03T11:29:54.797540687</dc:date>
    <meta:editing-duration>PT14M4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41" meta:word-count="322" meta:character-count="2056" meta:non-whitespace-character-count="1754"/>
  </office:meta>
</office:document-meta>
</file>